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d45" officeooo:paragraph-rsid="00099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15:05.748104354</meta:creation-date>
    <dc:date>2018-04-17T11:15:35.546503681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6.2$Linux_X86_64 LibreOffice_project/10m0$Build-2</meta:generator>
  </office:meta>
</office:document-meta>
</file>